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23.7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0.97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41.43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21.04mm"/>
    </style:style>
    <style:style style:name="co16" style:family="table-column">
      <style:table-column-properties fo:break-before="auto" style:column-width="8.78mm"/>
    </style:style>
    <style:style style:name="co17" style:family="table-column">
      <style:table-column-properties fo:break-before="auto" style:column-width="51.01mm"/>
    </style:style>
    <style:style style:name="co18" style:family="table-column">
      <style:table-column-properties fo:break-before="auto" style:column-width="20.5mm"/>
    </style:style>
    <style:style style:name="co19" style:family="table-column">
      <style:table-column-properties fo:break-before="auto" style:column-width="43.66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29.76mm"/>
    </style:style>
    <style:style style:name="co22" style:family="table-column">
      <style:table-column-properties fo:break-before="auto" style:column-width="42.56mm"/>
    </style:style>
    <style:style style:name="co23" style:family="table-column">
      <style:table-column-properties fo:break-before="auto" style:column-width="24.04mm"/>
    </style:style>
    <style:style style:name="co24" style:family="table-column">
      <style:table-column-properties fo:break-before="auto" style:column-width="26.76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xemploT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3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179.176.129.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6.0.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6.233.118.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80.237.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1-353214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80344" calcext:value-type="float">
            <text:p>168034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9.122.135.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2F69</text:p>
          </table:table-cell>
          <table:table-cell office:value-type="string" calcext:value-type="string">
            <text:p>(Apple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8_3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/>
        </table:table-row>
        <table:table-row table:style-name="ro1">
          <table:table-cell office:value-type="string" calcext:value-type="string">
            <text:p>187.15.245.2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7.200.16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864/globo-rj_1864-1451347185-3549501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s</text:p>
          </table:table-cell>
          <table:table-cell office:value-type="float" office:value="1225008" calcext:value-type="float">
            <text:p>1225008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.47.126.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8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54.120.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float" office:value="179108212152" calcext:value-type="float">
            <text:p>179108212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1D258</text:p>
          </table:table-cell>
          <table:table-cell office:value-type="string" calcext:value-type="string">
            <text:p>(Apple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7_1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/>
        </table:table-row>
        <table:table-row table:style-name="ro1">
          <table:table-cell office:value-type="string" calcext:value-type="string">
            <text:p>179.154.67.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lobonews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.74.48.2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38.102.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211.242.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spo124ha/spo124ha_1864/spo124ha_1864-1451347194-3548857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s</text:p>
          </table:table-cell>
          <table:table-cell office:value-type="float" office:value="1208840" calcext:value-type="float">
            <text:p>120884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.208.25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office:value-type="string" calcext:value-type="string">
            <text:p>10.120.6.2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6.241.15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40.197.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float" office:value="99117117115" calcext:value-type="float">
            <text:p>99117117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lobonews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236.39.2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float" office:value="186240172102" calcext:value-type="float">
            <text:p>186240172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public/globosemaudio-rj/globosemaudio-rj_1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5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.47.122.2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sw24ha/msw24ha_750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multishow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218.105.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s.videos.globo.com/p3/stable/ce11521a0b89a2674007ac434b3b92c8.sw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Macintosh</text:p>
          </table:table-cell>
          <table:table-cell/>
          <table:table-cell office:value-type="string" calcext:value-type="string">
            <text:p>Intel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rv:43.0)</text:p>
          </table:table-cell>
          <table:table-cell office:value-type="string" calcext:value-type="string">
            <text:p>Gecko/20100101</text:p>
          </table:table-cell>
          <table:table-cell office:value-type="string" calcext:value-type="string">
            <text:p>Firefox/43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7.127.216.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t24ha/gnt24ha_1264/gnt24ha_1264-1451347149-3527635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s</text:p>
          </table:table-cell>
          <table:table-cell office:value-type="float" office:value="739780" calcext:value-type="float">
            <text:p>73978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G-V400/V20b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.53.49.2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float" office:value="200202199194" calcext:value-type="float">
            <text:p>200202199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sw24ha/msw24ha_18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multishow/ao-vivo/</text:p>
          </table:table-cell>
          <table:table-cell office:value-type="string" calcext:value-type="string">
            <text:p>192.168.1.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float" office:value="187126238246" calcext:value-type="float">
            <text:p>1871262382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10-3549523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</text:p>
          </table:table-cell>
          <table:table-cell office:value-type="float" office:value="1672636" calcext:value-type="float">
            <text:p>1672636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1.247.230.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hone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float" office:value="200216146106" calcext:value-type="float">
            <text:p>200216146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2564/gnews24ha_2564-1451347194-354888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s</text:p>
          </table:table-cell>
          <table:table-cell office:value-type="float" office:value="1685420" calcext:value-type="float">
            <text:p>168542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3)</text:p>
          </table:table-cell>
          <table:table-cell table:number-columns-repeated="12"/>
        </table:table-row>
        <table:table-row table:style-name="ro1">
          <table:table-cell office:value-type="float" office:value="177192136204" calcext:value-type="float">
            <text:p>177192136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.126.83.2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spo224ha/spo224ha_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400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sportv-2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X11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x86_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hromium/37.0.2062.120</text:p>
          </table:table-cell>
          <table:table-cell office:value-type="string" calcext:value-type="string">
            <text:p>Chrome/37.0.2062.120</text:p>
          </table:table-cell>
          <table:table-cell office:value-type="string" calcext:value-type="string">
            <text:p>Safari/53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9.29.158.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6-353214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s</text:p>
          </table:table-cell>
          <table:table-cell office:value-type="float" office:value="1679780" calcext:value-type="float">
            <text:p>167978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9.24.253.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179.63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4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-J500M</text:p>
          </table:table-cell>
          <table:table-cell office:value-type="string" calcext:value-type="string">
            <text:p>stagefright/Beyonce/1.1.9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1.1)</text:p>
          </table:table-cell>
          <table:table-cell table:number-columns-repeated="10"/>
        </table:table-row>
        <table:table-row table:style-name="ro1">
          <table:table-cell office:value-type="float" office:value="186228164121" calcext:value-type="float">
            <text:p>186228164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264/globo-rj_1264-1451347200-354951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</text:p>
          </table:table-cell>
          <table:table-cell office:value-type="float" office:value="819492" calcext:value-type="float">
            <text:p>81949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G-D410/V20c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9.213.55.2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1-353214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s</text:p>
          </table:table-cell>
          <table:table-cell office:value-type="float" office:value="1680344" calcext:value-type="float">
            <text:p>168034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hone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.122.56.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-G355M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7.80.7.2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464/globo-sp1_464-1451347141-3532095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</text:p>
          </table:table-cell>
          <table:table-cell office:value-type="float" office:value="339340" calcext:value-type="float">
            <text:p>33934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9.122.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s.videos.globo.com/p3/stable/ce11521a0b89a2674007ac434b3b92c8.swf?inline=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in64</text:p>
          </table:table-cell>
          <table:table-cell/>
          <table:table-cell office:value-type="string" calcext:value-type="string">
            <text:p>x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6.0.2486.0</text:p>
          </table:table-cell>
          <table:table-cell office:value-type="string" calcext:value-type="string">
            <text:p>Safari/537.36</text:p>
          </table:table-cell>
          <table:table-cell office:value-type="string" calcext:value-type="string">
            <text:p>Edge/13.10586</text:p>
          </table:table-cell>
        </table:table-row>
        <table:table-row table:style-name="ro1">
          <table:table-cell office:value-type="string" calcext:value-type="string">
            <text:p>187.39.193.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ews24ha/gnews24ha_1864/gnews24ha_1864-1451347189-3548875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s</text:p>
          </table:table-cell>
          <table:table-cell office:value-type="float" office:value="1257156" calcext:value-type="float">
            <text:p>12571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lobonews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.190.44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175-3549492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</text:p>
          </table:table-cell>
          <table:table-cell office:value-type="float" office:value="1715500" calcext:value-type="float">
            <text:p>171550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2.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.208.25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office:value-type="string" calcext:value-type="string">
            <text:p>10.17.10.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7.67.223.2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64/globo-rj_264-1451347220-354953272320-audio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s</text:p>
          </table:table-cell>
          <table:table-cell office:value-type="float" office:value="56588" calcext:value-type="float">
            <text:p>565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s.videos.globo.com/p3/stable/ce11521a0b89a2674007ac434b3b92c8.sw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</text:p>
          </table:table-cell>
          <table:table-cell/>
          <table:table-cell office:value-type="string" calcext:value-type="string">
            <text:p>rv:43.0)</text:p>
          </table:table-cell>
          <table:table-cell office:value-type="string" calcext:value-type="string">
            <text:p>Gecko/20100101</text:p>
          </table:table-cell>
          <table:table-cell office:value-type="string" calcext:value-type="string">
            <text:p>Firefox/4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.54.120.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15-3549528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s</text:p>
          </table:table-cell>
          <table:table-cell office:value-type="float" office:value="1673012" calcext:value-type="float">
            <text:p>167301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9.233.155.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1864/gnews24ha_1864-1451347194-354888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s</text:p>
          </table:table-cell>
          <table:table-cell office:value-type="float" office:value="1265992" calcext:value-type="float">
            <text:p>126599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.105.95.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2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7.179.63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464/globo-rj_4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</text:p>
          </table:table-cell>
          <table:table-cell office:value-type="float" office:value="304560" calcext:value-type="float">
            <text:p>30456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-J500M</text:p>
          </table:table-cell>
          <table:table-cell office:value-type="string" calcext:value-type="string">
            <text:p>stagefright/Beyonce/1.1.9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1.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9.60.13.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23.17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spo124ha/spo124ha_18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</text:p>
          </table:table-cell>
          <table:table-cell office:value-type="float" office:value="20653" calcext:value-type="float">
            <text:p>20653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S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Player/1.0</text:p>
          </table:table-cell>
          <table:table-cell office:value-type="string" calcext:value-type="string">
            <text:p>libhttp/3.11</text:p>
          </table:table-cell>
          <table:table-cell office:value-type="string" calcext:value-type="string">
            <text:p>(PlayStation</text:p>
          </table:table-cell>
          <table:table-cell office:value-type="string" calcext:value-type="string">
            <text:p>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.22.11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float" office:value="191183167223" calcext:value-type="float">
            <text:p>1911831672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6-353214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s</text:p>
          </table:table-cell>
          <table:table-cell office:value-type="float" office:value="1679780" calcext:value-type="float">
            <text:p>1679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5.0.2454.101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.122.50.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T-I9195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7.192.10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2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.19.121.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464/globo-rj_464-1451347210-3549523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283692" calcext:value-type="float">
            <text:p>28369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.208.25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office:value-type="string" calcext:value-type="string">
            <text:p>10.17.10.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158.43.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spo224ha/spo224ha_2564/spo224ha_2564-1451347199-3548871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s</text:p>
          </table:table-cell>
          <table:table-cell office:value-type="float" office:value="1662108" calcext:value-type="float">
            <text:p>1662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sportv-2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.8.33.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7.182.134.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1-353214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s</text:p>
          </table:table-cell>
          <table:table-cell office:value-type="float" office:value="1680344" calcext:value-type="float">
            <text:p>168034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9.49.191.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4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1.177.187.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t24ha/gnt24ha_2564/gnt24ha_2564-1451347194-3527676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</text:p>
          </table:table-cell>
          <table:table-cell office:value-type="float" office:value="1651016" calcext:value-type="float">
            <text:p>1651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nt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.97.248.2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.74.48.2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6-353214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</text:p>
          </table:table-cell>
          <table:table-cell office:value-type="float" office:value="1679780" calcext:value-type="float">
            <text:p>1679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7.126.49.1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t24ha/gnt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nt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195.64.1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.72.210.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G-D690n/V10e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7.22.203.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1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.29.158.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float" office:value="177192224120" calcext:value-type="float">
            <text:p>177192224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11" meta:object-count="0"/>
    <meta:generator>LibreOffice/5.1.4.2$Linux_X86_64 LibreOffice_project/10m0$Build-2</meta:generator>
  </office:meta>
</office:document-meta>
</file>